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793" officeooo:paragraph-rsid="001ee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PhotoDownload</text:p>
      <text:p text:style-name="P1"/>
      <text:p text:style-name="P1">Initial Setup</text:p>
      <text:p text:style-name="P1"/>
      <text:p text:style-name="P1"/>
      <text:p text:style-name="P1"/>
      <text:p text:style-name="P1">Obviously, I the developer, providing this free tool, am not going to be the one paying for or sparing with their free quota of Googles… lovely… services :)</text:p>
      <text:p text:style-name="P1"/>
      <text:p text:style-name="P1">So that leaves the user responsible for hosting the source.</text:p>
      <text:p text:style-name="P1"/>
      <text:p text:style-name="P1">The app has a fairly standard setup. <text:s/>You will need to create a google developer account and from there create a google application and setup an Oauth v2 consent screen.</text:p>
      <text:p text:style-name="P1"/>
      <text:p text:style-name="P1">You know what.</text:p>
      <text:p text:style-name="P1">Fuck this.</text:p>
      <text:p text:style-name="P1">I’m sick of remaking this shit.</text:p>
      <text:p text:style-name="P1">Figure it out assholes or stop deleting code so you creatures can revolve time and pretend noone notices the kiddy rapers I their midst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2:42:45.658177964</meta:creation-date>
    <dc:date>2022-06-10T12:46:35.665794085</dc:date>
    <meta:editing-duration>PT3M52S</meta:editing-duration>
    <meta:editing-cycles>1</meta:editing-cycles>
    <meta:document-statistic meta:table-count="0" meta:image-count="0" meta:object-count="0" meta:page-count="1" meta:paragraph-count="9" meta:word-count="107" meta:character-count="609" meta:non-whitespace-character-count="510"/>
    <meta:generator>LibreOffice/7.1.8.1$Linux_X86_64 LibreOffice_project/10$Build-1</meta:generator>
  </office:meta>
</office:document-meta>
</file>